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1.6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nvok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 table:number-columns-repeated="2"/>
          <table:table-cell>
            <draw:control table:end-cell-address="CMDS.K4" table:end-x="0.5484in" table:end-y="0.0102in" draw:z-index="0" draw:text-style-name="P1" svg:width="2.8862in" svg:height="0.2827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QL_QUERY</text:p>
          </table:table-cell>
          <table:table-cell office:value-type="string">
            <text:p>sql0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7"/>
        </table:table-row>
      </table:table>
      <table:table table:name="SQL_QUERY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</table:table-row>
        <table:table-row table:style-name="ro1">
          <table:table-cell office:value-type="string">
            <text:p>sql001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</table:table-row>
      </table:table>
      <table:table table:name="CORP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ZCFZB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RB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6/07/2017</text:date>, <text:time>22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07T22:10:02.55</dc:date>
    <meta:editing-duration>PT1H55M27S</meta:editing-duration>
    <meta:editing-cycles>20</meta:editing-cycles>
    <meta:generator>OpenOffice/4.1.3$Win32 OpenOffice.org_project/413m1$Build-9783</meta:generator>
    <meta:document-statistic meta:table-count="5" meta:cell-count="18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